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margin-top="0cm" fo:margin-bottom="0cm" loext:contextual-spacing="false"/>
    </style:style>
    <style:style style:name="P2" style:family="paragraph" style:parent-style-name="Text_20_body" style:list-style-name="L12">
      <style:paragraph-properties fo:margin-top="0cm" fo:margin-bottom="0cm" loext:contextual-spacing="false"/>
    </style:style>
    <style:style style:name="P3" style:family="paragraph" style:parent-style-name="Text_20_body" style:list-style-name="L22">
      <style:paragraph-properties fo:margin-top="0cm" fo:margin-bottom="0cm" loext:contextual-spacing="false"/>
    </style:style>
    <style:style style:name="P4" style:family="paragraph" style:parent-style-name="Text_20_body" style:list-style-name="L32">
      <style:paragraph-properties fo:margin-top="0cm" fo:margin-bottom="0cm" loext:contextual-spacing="false"/>
    </style:style>
    <style:style style:name="P5" style:family="paragraph" style:parent-style-name="Text_20_body" style:list-style-name="L42">
      <style:paragraph-properties fo:margin-top="0cm" fo:margin-bottom="0cm" loext:contextual-spacing="false"/>
    </style:style>
    <style:style style:name="P6" style:family="paragraph" style:parent-style-name="Text_20_body" style:list-style-name="L52">
      <style:paragraph-properties fo:margin-top="0cm" fo:margin-bottom="0cm" loext:contextual-spacing="false"/>
    </style:style>
    <style:style style:name="P7" style:family="paragraph" style:parent-style-name="Text_20_body" style:list-style-name="L62">
      <style:paragraph-properties fo:margin-top="0cm" fo:margin-bottom="0cm" loext:contextual-spacing="false"/>
    </style:style>
    <style:style style:name="P8" style:family="paragraph" style:parent-style-name="Text_20_body" style:list-style-name="L72">
      <style:paragraph-properties fo:margin-top="0cm" fo:margin-bottom="0cm" loext:contextual-spacing="false"/>
    </style:style>
    <style:style style:name="P9" style:family="paragraph" style:parent-style-name="Text_20_body" style:list-style-name="L82">
      <style:paragraph-properties fo:margin-top="0cm" fo:margin-bottom="0cm" loext:contextual-spacing="false"/>
    </style:style>
    <style:style style:name="P10" style:family="paragraph" style:parent-style-name="Text_20_body" style:list-style-name="L92">
      <style:paragraph-properties fo:margin-top="0cm" fo:margin-bottom="0cm" loext:contextual-spacing="false"/>
    </style:style>
    <style:style style:name="P11" style:family="paragraph" style:parent-style-name="Standard">
      <style:paragraph-properties fo:margin-top="0cm" fo:margin-bottom="0.499cm" loext:contextual-spacing="false"/>
    </style:style>
    <style:style style:name="P12" style:family="paragraph" style:parent-style-name="Standard">
      <style:paragraph-properties fo:margin-top="0cm" fo:margin-bottom="0.499cm" loext:contextual-spacing="false" fo:text-align="center" style:justify-single-word="false"/>
      <style:text-properties officeooo:paragraph-rsid="000efe29"/>
    </style:style>
    <style:style style:name="T1" style:family="text">
      <style:text-properties officeooo:rsid="000efe29"/>
    </style:style>
    <style:style style:name="T2" style:family="text">
      <style:text-properties officeooo:rsid="001093f2"/>
    </style:style>
    <style:style style:name="T3" style:family="text">
      <style:text-properties fo:font-weight="bold" officeooo:rsid="000efe29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s text:c="66"/></text:span><text:span text:style-name="T3"><text:s text:c="2"/>Paper 15 <text:s text:c="2"/></text:span><text:span text:style-name="T1"><text:s text:c="52"/></text:span><text:span text:style-name="T3">K. AHMADI</text:span></text:p>
      <text:p text:style-name="P11"><text:span text:style-name="T1">1- </text:span>Lawrence Cannon, invites citizens of Pontiac to send their comments and propositions ------------------ the upcoming Federal budget. </text:p>
      <text:list xml:id="list1960812094" text:style-name="L2">
        <text:list-header>
          <text:p text:style-name="P1"><text:bookmark text:name="Q_0_01"/><text:span text:style-name="T1">a-</text:span>  usually<text:bookmark text:name="Q_0_1"/> <text:s text:c="4"/><text:span text:style-name="T1">b- </text:span>concerning<text:bookmark text:name="Q_0_2"/> <text:s text:c="5"/><text:span text:style-name="T1">c- </text:span>resulting<text:bookmark text:name="Q_0"/><text:bookmark text:name="Q_0_3"/> <text:s text:c="5"/><text:span text:style-name="T1">d- </text:span>following</text:p>
          <text:p text:style-name="P1"/>
        </text:list-header>
      </text:list>
      <text:p text:style-name="Text_20_body"><text:bookmark text:name="Q_1"/><text:span text:style-name="T1">2- </text:span>During the debate, Jean PING, Chairman of the African Union Commission, ------------------------ agreed with Mr PRODI about the lack of UN military commitment.</text:p>
      <text:list xml:id="list25575892" text:style-name="L12">
        <text:list-header>
          <text:p text:style-name="P2"><text:span text:style-name="T1">a-</text:span> stronger <text:s text:c="4"/><text:span text:style-name="T1">b-</text:span> strength<text:bookmark text:name="Q_1_2"/> <text:s text:c="4"/><text:span text:style-name="T1">c-</text:span>  strengthen <text:s text:c="4"/><text:span text:style-name="T1">d-</text:span> strongly</text:p>
          <text:p text:style-name="P2"/>
        </text:list-header>
      </text:list>
      <text:p text:style-name="Text_20_body"><text:bookmark text:name="Q_2"/><text:span text:style-name="T1">3- </text:span>If your device does get wet, remove the battery and allow the device to dry -------------------------before replacing it. </text:p>
      <text:list xml:id="list3928745415" text:style-name="L22">
        <text:list-header>
          <text:p text:style-name="P3"><text:span text:style-name="T1">a-</text:span> highly <text:s text:c="4"/><text:span text:style-name="T1">b-</text:span> completely<text:bookmark text:name="Q_2_2"/> <text:s text:c="5"/><text:span text:style-name="T1">c- </text:span>very<text:bookmark text:name="Q_21"/><text:bookmark text:name="Q_2_3"/> <text:s text:c="5"/><text:span text:style-name="T1">d- </text:span>ever</text:p>
          <text:p text:style-name="P3"/>
        </text:list-header>
      </text:list>
      <text:p text:style-name="Text_20_body"><text:bookmark text:name="Q_3"/><text:span text:style-name="T1">4- </text:span>In our bid to cut down on red tape and unnecessary administrative burdens, we are now -------------------------- proposals that were tabled by preceding Commissions.</text:p>
      <text:list xml:id="list2196068006" text:style-name="L32">
        <text:list-header>
          <text:p text:style-name="P4"><text:span text:style-name="T1">a-</text:span> repaying<text:bookmark text:name="Q_3_1"/> <text:s text:c="5"/><text:span text:style-name="T1">b- </text:span>intending <text:s text:c="5"/><text:span text:style-name="T1">c-</text:span> reviewing <text:s text:c="6"/><text:span text:style-name="T1">d-</text:span> constructing</text:p>
          <text:p text:style-name="P4"/>
        </text:list-header>
      </text:list>
      <text:p text:style-name="Text_20_body"><text:bookmark text:name="Q_4"/><text:span text:style-name="T1">5- </text:span>The Commission asked if the person -------------------- caused the event had been evaluated and found to be fit for work.</text:p>
      <text:list xml:id="list433632464" text:style-name="L42">
        <text:list-header>
          <text:p text:style-name="P5"><text:span text:style-name="T1">a-</text:span> somebody <text:s text:c="5"/><text:span text:style-name="T1">b-</text:span> who<text:bookmark text:name="Q_4_2"/> <text:s text:c="5"/><text:span text:style-name="T1">c- </text:span>each one<text:bookmark text:name="Q_41"/><text:bookmark text:name="Q_4_3"/> <text:s text:c="5"/><text:span text:style-name="T1">d- </text:span>himself</text:p>
          <text:p text:style-name="P5"/>
        </text:list-header>
      </text:list>
      <text:p text:style-name="Text_20_body"><text:bookmark text:name="Q_5"/><text:span text:style-name="T1">6- </text:span>This application must be reviewed and accepted --------------------the altered device can be offered for sale. </text:p>
      <text:list xml:id="list908929472" text:style-name="L52">
        <text:list-header>
          <text:p text:style-name="P6"><text:span text:style-name="T1">a-</text:span> until <text:s text:c="5"/><text:span text:style-name="T1">b-</text:span> once<text:bookmark text:name="Q_5_2"/> <text:s text:c="6"/><text:span text:style-name="T1">c- </text:span>since<text:bookmark text:name="Q_51"/><text:bookmark text:name="Q_5_3"/> <text:s text:c="5"/><text:span text:style-name="T1">d- </text:span>before</text:p>
          <text:p text:style-name="P6"/>
        </text:list-header>
      </text:list>
      <text:p text:style-name="Text_20_body"><text:bookmark text:name="Q_6"/><text:span text:style-name="T1">7- </text:span>A well-known advocate for children, living in poverty, --------------------- an award from the Duke of Edinburgh in 1997 for her work with inner city youth.</text:p>
      <text:list xml:id="list3057292483" text:style-name="L62">
        <text:list-header>
          <text:p text:style-name="P7"><text:bookmark text:name="Q_6_01"/><text:span text:style-name="T1">a- </text:span>to receive<text:bookmark text:name="Q_6_1"/> <text:s text:c="5"/><text:span text:style-name="T1">b- </text:span>receiving<text:bookmark text:name="Q_6_2"/> <text:s text:c="5"/><text:span text:style-name="T1">c- </text:span>received <text:s text:c="6"/><text:span text:style-name="T1">d- </text:span> will be received</text:p>
          <text:p text:style-name="P7"/>
        </text:list-header>
      </text:list>
      <text:p text:style-name="Text_20_body"><text:bookmark text:name="Q_7"/><text:span text:style-name="T1">8- </text:span>Next week, I will have to work in my colleague's office ---------------- mine is being refurbished.</text:p>
      <text:list xml:id="list1615731371" text:style-name="L72">
        <text:list-header>
          <text:p text:style-name="P8"><text:span text:style-name="T2">a-</text:span> but still <text:s text:c="5"/><text:span text:style-name="T2">b-</text:span> so that <text:s text:c="5"/><text:span text:style-name="T2">c-</text:span> while<text:bookmark text:name="Q_71"/><text:bookmark text:name="Q_7_3"/> <text:s text:c="5"/><text:span text:style-name="T2">d- </text:span>therefore</text:p>
          <text:p text:style-name="P8"/>
        </text:list-header>
      </text:list>
      <text:p text:style-name="Text_20_body"><text:bookmark text:name="Q_8"/><text:span text:style-name="T2">9- </text:span>Directors are expected to attend --------------- Board and Committee meetings in person, although attendance by telephone is permissible in appropriate circumstances.</text:p>
      <text:list xml:id="list2274129321" text:style-name="L82">
        <text:list-header>
          <text:p text:style-name="P9"><text:span text:style-name="T2">a-</text:span> theirs <text:s text:c="4"/><text:span text:style-name="T2">b-</text:span> every<text:bookmark text:name="Q_8_2"/> <text:s text:c="4"/><text:span text:style-name="T2">c- </text:span>all<text:bookmark text:name="Q_81"/><text:bookmark text:name="Q_8_3"/> <text:s text:c="6"/><text:span text:style-name="T2">d- </text:span>entirey</text:p>
          <text:p text:style-name="P9"/>
        </text:list-header>
      </text:list>
      <text:p text:style-name="Text_20_body"><text:bookmark text:name="Q_9"/><text:span text:style-name="T2">10- </text:span>European governments have a clear preference for ----------------- national defence industries not only to protect jobs and boost investment but also to ensure security of supply and of information.</text:p>
      <text:list xml:id="list2447452087" text:style-name="L92">
        <text:list-header>
          <text:p text:style-name="P10"><text:bookmark text:name="Q_9_01"/><text:span text:style-name="T2">a- </text:span>theirs<text:bookmark text:name="Q_9_1"/> <text:s text:c="6"/><text:span text:style-name="T2">b- </text:span>they<text:bookmark text:name="Q_9_2"/> <text:s text:c="5"/><text:span text:style-name="T2">c- </text:span>their own<text:bookmark text:name="Q_9_3"/> <text:s text:c="5"/><text:span text:style-name="T2">d- </text:span>themselves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07:47.864000000</meta:creation-date>
    <dc:date>2017-11-02T11:23:43.447000000</dc:date>
    <meta:editing-duration>PT4M35S</meta:editing-duration>
    <meta:editing-cycles>1</meta:editing-cycles>
    <meta:document-statistic meta:table-count="0" meta:image-count="0" meta:object-count="0" meta:page-count="1" meta:paragraph-count="30" meta:word-count="330" meta:character-count="2222" meta:non-whitespace-character-count="1657"/>
    <meta:generator>LibreOffice/5.3.5.2$Windows_x86 LibreOffice_project/50d9bf2b0a79cdb85a3814b592608037a682059d</meta:generator>
  </office:meta>
</office:document-meta>
</file>